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lfaen" svg:font-family="Sylfaen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oentgen<text:tab/><text:tab/><text:tab/><text:tab/><text:tab/><text:tab/><text:tab/><text:tab/><text:tab/><text:tab/> <text:s text:c="16"/>07/12/2006</text:p>
      <text:p text:style-name="P1">Mickael <text:s text:c="146"/>secteur 5 / 1MRIM</text:p>
      <text:p text:style-name="Standard"/>
      <text:p text:style-name="P2">TD: config.sys</text:p>
      <text:p text:style-name="P3"/>
      <text:p text:style-name="P4"><text:span text:style-name="T1">Enoncé:</text:span> créer un menu avec au choix la création d'un disque en RAM de 2mo, un autre de 8mo ou bien les deux.</text:p>
      <text:p text:style-name="P4"/>
      <text:p text:style-name="P4">Liste des drivers obligatoires:</text:p>
      <text:p text:style-name="P4"><text:tab/>. ramdrive.sys</text:p>
      <text:p text:style-name="P4"><text:tab/>. himem.sys</text:p>
      <text:p text:style-name="P4"/>
      <text:p text:style-name="P4">Liste des commandes externes en options, installées pour une meilleure prise en main:</text:p>
      <text:p text:style-name="P4"><text:tab/>. keyb.com</text:p>
      <text:p text:style-name="P4"><text:tab/>. keyboard.sys</text:p>
      <text:p text:style-name="P4"><text:tab/>. edit.com</text:p>
      <text:p text:style-name="P4"/>
      <text:p text:style-name="P4">Voici les lignes de commandes du fichier autoexec.bat:</text:p>
      <text:p text:style-name="P4"/>
      <text:p text:style-name="P5"><text:span text:style-name="T2"><text:tab/><text:tab/></text:span><text:span text:style-name="T3">@echo off</text:span></text:p>
      <text:p text:style-name="P6"><text:tab/><text:tab/>cls </text:p>
      <text:p text:style-name="P6"><text:tab/><text:tab/>path=a:</text:p>
      <text:p text:style-name="P6"><text:tab/><text:tab/>keyb fr</text:p>
      <text:p text:style-name="P6"><text:tab/><text:tab/>cls</text:p>
      <text:p text:style-name="P7"/>
      <text:p text:style-name="P4">Et celles du fichier config.sys:</text:p>
      <text:p text:style-name="P7"><text:tab/></text:p>
      <text:p text:style-name="P7"><text:tab/><text:tab/><text:span text:style-name="T4">device=a:\himem.sys</text:span></text:p>
      <text:p text:style-name="P6"/>
      <text:p text:style-name="P6"><text:tab/><text:tab/>[menu]</text:p>
      <text:p text:style-name="P6"><text:tab/><text:tab/>menuitem=2mo, Créer <text:s/>un disque en RAM de 2mo. (M)</text:p>
      <text:p text:style-name="P6"><text:tab/><text:tab/>menuitem=8mo, Créer <text:s/>un disque en RAM de 8mo. (N)</text:p>
      <text:p text:style-name="P6"><text:tab/><text:tab/>menuitem=tous, Créer <text:s/>les deux.</text:p>
      <text:p text:style-name="P6"/>
      <text:p text:style-name="P6"><text:tab/><text:tab/>[2mo]</text:p>
      <text:p text:style-name="P6"><text:tab/><text:tab/>device=a:\ramdrive.sys 2048 512 /e</text:p>
      <text:p text:style-name="P6"/>
      <text:p text:style-name="P6"><text:tab/><text:tab/>[8mo]</text:p>
      <text:p text:style-name="P6"><text:tab/><text:tab/>device=a:\ramdrive.sys 8192 512 /e</text:p>
      <text:p text:style-name="P6"/>
      <text:p text:style-name="P6"><text:tab/><text:tab/>[tous]</text:p>
      <text:p text:style-name="P6"><text:tab/><text:tab/>device=a:\ramdrive.sys 2048 512 /e</text:p>
      <text:p text:style-name="P6"><text:tab/><text:tab/>device=a:\ramdrive.sys 8192 512 /e</text:p>
      <text:p text:style-name="P8"/>
      <text:p text:style-name="P4"/>
      <text:p text:style-name="P4">Précisions:</text:p>
      <text:p text:style-name="P4"/>
      <text:p text:style-name="P4">DEVICE=chemin\RAMDRIVE.SYS (taille) (secteur) (nombre) (/E) (/A)</text:p>
      <text:p text:style-name="P4"><text:tab/><text:span text:style-name="T1">taille</text:span>: capacité du disque virtuel.</text:p>
      <text:p text:style-name="P4"><text:tab/><text:span text:style-name="T1">secteur</text:span>: fixe la taille des secteurs émulés.</text:p>
      <text:p text:style-name="P4"><text:tab/><text:span text:style-name="T1">nombre</text:span>: définir le nombre de fichiers max que l'on peut stoker.</text:p>
      <text:p text:style-name="P4"><text:tab/><text:span text:style-name="T1">/E</text:span>: mettre en mémoire étendue.</text:p>
      <text:p text:style-name="P4"><text:tab/><text:span text:style-name="T1">/A</text:span>: mettre le disque en mémoire paginé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lfaen" svg:font-family="Sylfaen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ylfae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ylfaen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="Sylfaen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Sylfaen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ylfaen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Tiger-222 XPression</meta:initial-creator>
    <meta:creation-date>2006-12-07T16:48:10</meta:creation-date>
    <dc:creator>Mickael Well</dc:creator>
    <dc:date>2006-12-07T18:10:45</dc:date>
    <dc:language>fr-FR</dc:language>
    <meta:editing-cycles>18</meta:editing-cycles>
    <meta:editing-duration>PT18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8" meta:word-count="176" meta:character-count="1269"/>
  </office:meta>
</office:document-meta>
</file>